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89eb"/>
    </style:style>
    <style:style style:name="P2" style:family="paragraph" style:parent-style-name="Standard">
      <style:text-properties officeooo:paragraph-rsid="0001ccad"/>
    </style:style>
    <style:style style:name="P3" style:family="paragraph" style:parent-style-name="Standard">
      <style:text-properties officeooo:paragraph-rsid="00022dcf"/>
    </style:style>
    <style:style style:name="P4" style:family="paragraph" style:parent-style-name="Standard">
      <style:text-properties officeooo:paragraph-rsid="00034945"/>
    </style:style>
    <style:style style:name="P5" style:family="paragraph" style:parent-style-name="Standard">
      <style:text-properties officeooo:paragraph-rsid="0004a651"/>
    </style:style>
    <style:style style:name="P6" style:family="paragraph" style:parent-style-name="Standard">
      <style:text-properties officeooo:rsid="000089eb" officeooo:paragraph-rsid="000089eb"/>
    </style:style>
    <style:style style:name="P7" style:family="paragraph" style:parent-style-name="Standard">
      <style:text-properties officeooo:rsid="000089eb" officeooo:paragraph-rsid="0007010f"/>
    </style:style>
    <style:style style:name="P8" style:family="paragraph" style:parent-style-name="Standard">
      <style:text-properties officeooo:rsid="000089eb" officeooo:paragraph-rsid="000abd81"/>
    </style:style>
    <style:style style:name="P9" style:family="paragraph" style:parent-style-name="Standard">
      <style:text-properties officeooo:rsid="000089eb" officeooo:paragraph-rsid="000b0fc1"/>
    </style:style>
    <style:style style:name="P10" style:family="paragraph" style:parent-style-name="Standard">
      <style:text-properties officeooo:rsid="000089eb" officeooo:paragraph-rsid="000e7f37"/>
    </style:style>
    <style:style style:name="P11" style:family="paragraph" style:parent-style-name="Standard">
      <style:text-properties officeooo:rsid="000089eb" officeooo:paragraph-rsid="0012cbc8"/>
    </style:style>
    <style:style style:name="P12" style:family="paragraph" style:parent-style-name="Standard">
      <style:text-properties officeooo:rsid="0001ccad" officeooo:paragraph-rsid="0001ccad"/>
    </style:style>
    <style:style style:name="P13" style:family="paragraph" style:parent-style-name="Standard">
      <style:text-properties officeooo:rsid="00022dcf" officeooo:paragraph-rsid="00022dcf"/>
    </style:style>
    <style:style style:name="P14" style:family="paragraph" style:parent-style-name="Standard">
      <style:text-properties officeooo:rsid="00022dcf" officeooo:paragraph-rsid="000089eb"/>
    </style:style>
    <style:style style:name="P15" style:family="paragraph" style:parent-style-name="Standard">
      <style:text-properties officeooo:rsid="0004a651" officeooo:paragraph-rsid="0004a651"/>
    </style:style>
    <style:style style:name="P16" style:family="paragraph" style:parent-style-name="Standard">
      <style:text-properties officeooo:rsid="0004a651" officeooo:paragraph-rsid="00022dcf"/>
    </style:style>
    <style:style style:name="P17" style:family="paragraph" style:parent-style-name="Standard">
      <style:text-properties officeooo:rsid="00034945" officeooo:paragraph-rsid="00034945"/>
    </style:style>
    <style:style style:name="P18" style:family="paragraph" style:parent-style-name="Standard">
      <style:text-properties officeooo:rsid="0007010f" officeooo:paragraph-rsid="0007010f"/>
    </style:style>
    <style:style style:name="P19" style:family="paragraph" style:parent-style-name="Standard">
      <style:text-properties officeooo:rsid="000b0fc1" officeooo:paragraph-rsid="000b0fc1"/>
    </style:style>
    <style:style style:name="P20" style:family="paragraph" style:parent-style-name="Standard">
      <style:text-properties officeooo:rsid="000928b1" officeooo:paragraph-rsid="000928b1"/>
    </style:style>
    <style:style style:name="P21" style:family="paragraph" style:parent-style-name="Standard">
      <style:text-properties officeooo:rsid="000928b1" officeooo:paragraph-rsid="0007010f"/>
    </style:style>
    <style:style style:name="P22" style:family="paragraph" style:parent-style-name="Standard">
      <style:text-properties officeooo:rsid="000928b1" officeooo:paragraph-rsid="0007b850"/>
    </style:style>
    <style:style style:name="P23" style:family="paragraph" style:parent-style-name="Standard">
      <style:text-properties officeooo:rsid="000c3315" officeooo:paragraph-rsid="000c3315"/>
    </style:style>
    <style:style style:name="P24" style:family="paragraph" style:parent-style-name="Standard">
      <style:text-properties officeooo:rsid="000c3315" officeooo:paragraph-rsid="000cf852"/>
    </style:style>
    <style:style style:name="P25" style:family="paragraph" style:parent-style-name="Standard">
      <style:text-properties officeooo:rsid="000c3315" officeooo:paragraph-rsid="000d89fe"/>
    </style:style>
    <style:style style:name="P26" style:family="paragraph" style:parent-style-name="Standard">
      <style:text-properties officeooo:rsid="000c3315" officeooo:paragraph-rsid="000e7f37"/>
    </style:style>
    <style:style style:name="P27" style:family="paragraph" style:parent-style-name="Standard">
      <style:text-properties officeooo:rsid="000c3315" officeooo:paragraph-rsid="000fd476"/>
    </style:style>
    <style:style style:name="P28" style:family="paragraph" style:parent-style-name="Standard">
      <style:text-properties officeooo:rsid="000d89fe" officeooo:paragraph-rsid="000d89fe"/>
    </style:style>
    <style:style style:name="P29" style:family="paragraph" style:parent-style-name="Standard">
      <style:text-properties officeooo:rsid="000fd476" officeooo:paragraph-rsid="000fd476"/>
    </style:style>
    <style:style style:name="P30" style:family="paragraph" style:parent-style-name="Standard">
      <style:text-properties officeooo:rsid="000cf852" officeooo:paragraph-rsid="000fd476"/>
    </style:style>
    <style:style style:name="P31" style:family="paragraph" style:parent-style-name="Standard">
      <style:text-properties officeooo:rsid="000cf852" officeooo:paragraph-rsid="000cf852"/>
    </style:style>
    <style:style style:name="P32" style:family="paragraph" style:parent-style-name="Standard">
      <style:text-properties officeooo:rsid="000cf852" officeooo:paragraph-rsid="000c3315"/>
    </style:style>
    <style:style style:name="P33" style:family="paragraph" style:parent-style-name="Standard">
      <style:text-properties officeooo:rsid="000e7f37" officeooo:paragraph-rsid="000e7f37"/>
    </style:style>
    <style:style style:name="P34" style:family="paragraph" style:parent-style-name="Standard">
      <style:text-properties officeooo:rsid="0011b00e" officeooo:paragraph-rsid="000e7f37"/>
    </style:style>
    <style:style style:name="P35" style:family="paragraph" style:parent-style-name="Standard">
      <style:text-properties officeooo:rsid="00178778" officeooo:paragraph-rsid="00178778"/>
    </style:style>
    <style:style style:name="P36" style:family="paragraph" style:parent-style-name="Standard">
      <style:text-properties officeooo:rsid="00178778" officeooo:paragraph-rsid="0019d236"/>
    </style:style>
    <style:style style:name="P37" style:family="paragraph" style:parent-style-name="Standard">
      <style:text-properties officeooo:rsid="00178778" officeooo:paragraph-rsid="001a0def"/>
    </style:style>
    <style:style style:name="P38" style:family="paragraph" style:parent-style-name="Standard">
      <style:text-properties officeooo:rsid="00178778" officeooo:paragraph-rsid="001e1237"/>
    </style:style>
    <style:style style:name="P39" style:family="paragraph" style:parent-style-name="Standard">
      <style:text-properties officeooo:rsid="00178778" officeooo:paragraph-rsid="00224f4d"/>
    </style:style>
    <style:style style:name="P40" style:family="paragraph" style:parent-style-name="Standard">
      <style:text-properties officeooo:rsid="0019d236" officeooo:paragraph-rsid="0019d236"/>
    </style:style>
    <style:style style:name="P41" style:family="paragraph" style:parent-style-name="Standard">
      <style:text-properties officeooo:rsid="001a0def" officeooo:paragraph-rsid="00178778"/>
    </style:style>
    <style:style style:name="P42" style:family="paragraph" style:parent-style-name="Standard">
      <style:text-properties officeooo:rsid="001e1237" officeooo:paragraph-rsid="001e1237"/>
    </style:style>
    <style:style style:name="P43" style:family="paragraph" style:parent-style-name="Standard">
      <style:text-properties officeooo:rsid="00205b8c" officeooo:paragraph-rsid="00205b8c"/>
    </style:style>
    <style:style style:name="P44" style:family="paragraph" style:parent-style-name="Standard">
      <style:text-properties officeooo:rsid="0021e57c" officeooo:paragraph-rsid="0021e57c"/>
    </style:style>
    <style:style style:name="P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ccad" officeooo:paragraph-rsid="0001ccad"/>
    </style:style>
    <style:style style:name="P4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cf852" officeooo:paragraph-rsid="00178778"/>
    </style:style>
    <style:style style:name="P4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9d236" officeooo:paragraph-rsid="0019d236"/>
    </style:style>
    <style:style style:name="P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1237" officeooo:paragraph-rsid="001e1237"/>
    </style:style>
    <style:style style:name="P49" style:family="paragraph" style:parent-style-name="Standard">
      <style:text-properties officeooo:rsid="00224f4d" officeooo:paragraph-rsid="00224f4d"/>
    </style:style>
    <style:style style:name="P50" style:family="paragraph" style:parent-style-name="Standard">
      <style:text-properties officeooo:rsid="00224f4d" officeooo:paragraph-rsid="0023994a"/>
    </style:style>
    <style:style style:name="P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24f4d" officeooo:paragraph-rsid="00224f4d"/>
    </style:style>
    <style:style style:name="T1" style:family="text">
      <style:text-properties officeooo:rsid="000089eb"/>
    </style:style>
    <style:style style:name="T2" style:family="text">
      <style:text-properties officeooo:rsid="0001ccad"/>
    </style:style>
    <style:style style:name="T3" style:family="text">
      <style:text-properties officeooo:rsid="00022dcf"/>
    </style:style>
    <style:style style:name="T4" style:family="text">
      <style:text-properties officeooo:rsid="00034945"/>
    </style:style>
    <style:style style:name="T5" style:family="text">
      <style:text-properties officeooo:rsid="000449f0"/>
    </style:style>
    <style:style style:name="T6" style:family="text">
      <style:text-properties officeooo:rsid="0004a651"/>
    </style:style>
    <style:style style:name="T7" style:family="text">
      <style:text-properties officeooo:rsid="0007010f"/>
    </style:style>
    <style:style style:name="T8" style:family="text">
      <style:text-properties officeooo:rsid="000928b1"/>
    </style:style>
    <style:style style:name="T9" style:family="text">
      <style:text-properties officeooo:rsid="000abd81"/>
    </style:style>
    <style:style style:name="T10" style:family="text">
      <style:text-properties officeooo:rsid="000b0fc1"/>
    </style:style>
    <style:style style:name="T11" style:family="text">
      <style:text-properties officeooo:rsid="000c3315"/>
    </style:style>
    <style:style style:name="T12" style:family="text">
      <style:text-properties officeooo:rsid="000cf852"/>
    </style:style>
    <style:style style:name="T13" style:family="text">
      <style:text-properties officeooo:rsid="000d89fe"/>
    </style:style>
    <style:style style:name="T14" style:family="text">
      <style:text-properties officeooo:rsid="000e7f37"/>
    </style:style>
    <style:style style:name="T15" style:family="text">
      <style:text-properties officeooo:rsid="000fd476"/>
    </style:style>
    <style:style style:name="T16" style:family="text">
      <style:text-properties officeooo:rsid="0011b00e"/>
    </style:style>
    <style:style style:name="T17" style:family="text">
      <style:text-properties officeooo:rsid="0012cbc8"/>
    </style:style>
    <style:style style:name="T18" style:family="text">
      <style:text-properties officeooo:rsid="0014760a"/>
    </style:style>
    <style:style style:name="T19" style:family="text">
      <style:text-properties officeooo:rsid="00178778"/>
    </style:style>
    <style:style style:name="T20" style:family="text">
      <style:text-properties officeooo:rsid="0019d236"/>
    </style:style>
    <style:style style:name="T21" style:family="text">
      <style:text-properties officeooo:rsid="001e1237"/>
    </style:style>
    <style:style style:name="T22" style:family="text">
      <style:text-properties officeooo:rsid="001ee734"/>
    </style:style>
    <style:style style:name="T23" style:family="text">
      <style:text-properties officeooo:rsid="00224f4d"/>
    </style:style>
    <style:style style:name="T24" style:family="text">
      <style:text-properties officeooo:rsid="002399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1_2020675964"/>Hello,</text:p>
      <text:p text:style-name="P6"/>
      <text:p text:style-name="P1"><text:span text:style-name="T1">Today we have </text:span><text:span text:style-name="T5">work on these modules</text:span><text:span text:style-name="T1">. Please check the link below</text:span></text:p>
      <text:p text:style-name="P6"/>
      <text:p text:style-name="P2"><text:span text:style-name="T2">URL:- </text:span><text:a xlink:type="simple" xlink:href="http://ps.pnf-sites.info/developer/webadmin/adminlogin"><text:span text:style-name="T2">http://ps.pnf-sites.info/developer/webadmin/adminlogin</text:span></text:a><text:span text:style-name="T2"> </text:span></text:p>
      <text:p text:style-name="P12"/>
      <text:p text:style-name="P12">Username:- admin</text:p>
      <text:p text:style-name="P45">Password:- admin</text:p>
      <text:p text:style-name="P5"><text:span text:style-name="T6">URL:- </text:span><text:a xlink:type="simple" xlink:href="http://ps.pnf-sites.info/developer/webadmin/companylogin"><text:span text:style-name="T6">http://ps.pnf-sites.info/developer/webadmin/companylogin</text:span></text:a><text:span text:style-name="T6"> </text:span></text:p>
      <text:p text:style-name="P13"/>
      <text:p text:style-name="P15">Username:- com</text:p>
      <text:p text:style-name="P15">Password:-1234</text:p>
      <text:p text:style-name="P15">-----------------------------------------------------------------------------------------------------------</text:p>
      <text:p text:style-name="P3"><text:span text:style-name="T3">1. Change the order of field in view section:</text:span><text:span text:style-name="T6">-</text:span></text:p>
      <text:p text:style-name="P16"/>
      <text:p text:style-name="P13">In this section we have change the order of the fields.</text:p>
      <text:p text:style-name="P13"/>
      <text:p text:style-name="P3"><text:span text:style-name="T3">URL:- </text:span><text:a xlink:type="simple" xlink:href="http://ps.pnf-sites.info/developer/webadmin/companies/view/99"><text:span text:style-name="T3">http://ps.pnf-sites.info/developer/webadmin/companies/view/99</text:span></text:a><text:span text:style-name="T3"> </text:span></text:p>
      <text:p text:style-name="P15">------------------------------------------------------------------------------------------</text:p>
      <text:p text:style-name="P13">2. <text:s/>Change the order of edit section :</text:p>
      <text:p text:style-name="P13"/>
      <text:p text:style-name="P13">In this section we have change the order of the fields.</text:p>
      <text:p text:style-name="P13"/>
      <text:p text:style-name="P3"><text:span text:style-name="T3">URL:- </text:span><text:a xlink:type="simple" xlink:href="http://ps.pnf-sites.info/developer/webadmin/companies/edit/99"><text:span text:style-name="T3">http://ps.pnf-sites.info/developer/webadmin/companies/edit/99</text:span></text:a><text:span text:style-name="T3"> </text:span></text:p>
      <text:p text:style-name="P15">------------------------------------------------------------------------------------------------</text:p>
      <text:p text:style-name="P14">3. Remove the sr.no in division :</text:p>
      <text:p text:style-name="P14"/>
      <text:p text:style-name="P6">In this section we have remove the “Sr.no” column.</text:p>
      <text:p text:style-name="P6"/>
      <text:p text:style-name="P1"><text:span text:style-name="T1">URL:- </text:span><text:a xlink:type="simple" xlink:href="http://ps.pnf-sites.info/developer/webadmin/divisions"><text:span text:style-name="T1">http://ps.pnf-sites.info/developer/webadmin/divisions</text:span></text:a><text:span text:style-name="T1"> </text:span></text:p>
      <text:p text:style-name="P15">----------------------------------------------------------------------------------------</text:p>
      <text:p text:style-name="P13">4. show the drop down in edit section of users,recipients,divisions:-</text:p>
      <text:p text:style-name="P13"/>
      <text:p text:style-name="P1"><text:span text:style-name="T1">In t</text:span><text:span text:style-name="T3">he </text:span><text:span text:style-name="T4">e</text:span><text:span text:style-name="T1">dit section of </text:span><text:span text:style-name="T3">all(users,recipients,divisions)</text:span><text:span text:style-name="T1"> the status will be shown on drop down field <text:s/>that is corelated <text:s/>with the status, and when we show the detail in edit the status will be show as you show in </text:span><text:span text:style-name="T3">users</text:span><text:span text:style-name="T1"> view.</text:span></text:p>
      <text:p text:style-name="P6"/>
      <text:p text:style-name="P6"/>
      <text:p text:style-name="P1"><text:span text:style-name="T1">URL:- </text:span><text:a xlink:type="simple" xlink:href="http://ps.pnf-sites.info/developer/webadmin/divisions/edit/8"><text:span text:style-name="T1">http://ps.pnf-sites.info/developer/webadmin/divisions/edit/8</text:span></text:a><text:span text:style-name="T1"> </text:span></text:p>
      <text:p text:style-name="P4"><text:span text:style-name="T3">URL:- </text:span><text:a xlink:type="simple" xlink:href="http://ps.pnf-sites.info/developer/webadmin/recepients/edit/12"><text:span text:style-name="T4">http://ps.pnf-sites.info/developer/webadmin/recepients/edit/12</text:span></text:a><text:span text:style-name="T4"> </text:span></text:p>
      <text:p text:style-name="P4"><text:span text:style-name="T4">URL:- </text:span><text:a xlink:type="simple" xlink:href="http://ps.pnf-sites.info/developer/webadmin/users/edit/227"><text:span text:style-name="T4">http://ps.pnf-sites.info/developer/webadmin/users/edit/227</text:span></text:a><text:span text:style-name="T4"> </text:span></text:p>
      <text:p text:style-name="P15">---------------------------------------------------------------------------------------------------------------</text:p>
      <text:p text:style-name="P17">5. Change the logo as Matronic to Quickcom:-</text:p>
      <text:p text:style-name="P15">We have change the logo as matronic to quickcom.</text:p>
      <text:p text:style-name="P4"><text:span text:style-name="T4">URL:- </text:span><text:a xlink:type="simple" xlink:href="http://ps.pnf-sites.info/developer/webadmin/companies"><text:span text:style-name="T4">http://ps.pnf-sites.info/developer/webadmin/companies</text:span></text:a><text:span text:style-name="T4"> <text:s/></text:span><text:bookmark-end text:name="__DdeLink__1_2020675964"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8"><text:bookmark-start text:name="__DdeLink__267_347017139"/>Hello,</text:p>
      <text:p text:style-name="P18"/>
      <text:p text:style-name="P18">Today we have work on the web services. Please check the link below.</text:p>
      <text:p text:style-name="P18"/>
      <text:p text:style-name="P18">1. Company Sign up with Web Services:-</text:p>
      <text:p text:style-name="P7"><text:span text:style-name="T7">URL:- </text:span><text:a xlink:type="simple" xlink:href="http://ps.pnf-sites.info/developer/api/signup"><text:span text:style-name="T7">http://ps.pnf-sites.info/developer/api/signup</text:span></text:a><text:span text:style-name="T7"> </text:span></text:p>
      <text:p text:style-name="P9"><text:span text:style-name="T7">In this <text:s/></text:span><text:span text:style-name="T8">section </text:span><text:span text:style-name="T7">we have sign up the company with </text:span><text:span text:style-name="T8">app</text:span><text:span text:style-name="T7">, </text:span><text:span text:style-name="T10">and fields are:</text:span></text:p>
      <text:p text:style-name="P19"/>
      <text:p text:style-name="P20">-------------------------------------------------------------------------------------------------</text:p>
      <text:p text:style-name="P18">2. Company login with Web Service:-</text:p>
      <text:p text:style-name="P21"/>
      <text:p text:style-name="P8"><text:span text:style-name="T7">URL:- </text:span><text:a xlink:type="simple" xlink:href="http://ps.pnf-sites.info/developer/api/login?username=com&amp;password=1234"><text:span text:style-name="T9">http://ps.pnf-sites.info/developer/api/login?username=com&amp;password=1234</text:span></text:a><text:span text:style-name="T9"> </text:span></text:p>
      <text:p text:style-name="P22"/>
      <text:p text:style-name="P20">-----------------------------------------------------------------------------------------<text:bookmark-end text:name="__DdeLink__267_347017139"/></text:p>
      <text:p text:style-name="P6"/>
      <text:p text:style-name="P6"/>
      <text:p text:style-name="P6"/>
      <text:p text:style-name="P6"/>
      <text:p text:style-name="P23">Hello,</text:p>
      <text:p text:style-name="P23"/>
      <text:p text:style-name="P23">Today we have complete the following modules. Please check the link below.</text:p>
      <text:p text:style-name="P28">---------------------------------------------------------------------------------------------------------</text:p>
      <text:p text:style-name="P23"/>
      <text:p text:style-name="P27"><text:span text:style-name="T13">1. </text:span><text:span text:style-name="T15">Change the color of red text and background:-</text:span></text:p>
      <text:p text:style-name="P29"/>
      <text:p text:style-name="P30">We have change the color of red text and background ad light blue. </text:p>
      <text:p text:style-name="P31">The login text (COM) will change red to light blue.</text:p>
      <text:p text:style-name="P11"><text:a xlink:type="simple" xlink:href="http://ps.pnf-sites.info/developer/webadmin/companylogin"><text:span text:style-name="T11">http://ps.pnf-sites.info/developer/webadmin/</text:span></text:a><text:a xlink:type="simple" xlink:href="http://ps.pnf-sites.info/developer/webadmin/companylogin"><text:span text:style-name="T17">admin</text:span></text:a><text:a xlink:type="simple" xlink:href="http://ps.pnf-sites.info/developer/webadmin/companylogin"><text:span text:style-name="T11">login</text:span></text:a><text:span text:style-name="T11"> </text:span></text:p>
      <text:p text:style-name="P28">------------------------------------------------------------------------------------------</text:p>
      <text:p text:style-name="P10"><text:span text:style-name="T13">2.</text:span><text:span text:style-name="T14">Reset the passowrd of </text:span><text:span text:style-name="T15">c</text:span><text:span text:style-name="T14">ompany login </text:span><text:span text:style-name="T15">u</text:span><text:span text:style-name="T14">sers:-</text:span></text:p>
      <text:p text:style-name="P33"/>
      <text:p text:style-name="P10"><text:bookmark-start text:name="__DdeLink__301_634863349"/><text:a xlink:type="simple" xlink:href="http://ps.pnf-sites.info/developer/webadmin/companylogin"><text:span text:style-name="T11">http://ps.pnf-sites.info/developer/webadmin/companylogin</text:span></text:a><text:span text:style-name="T11"> </text:span><text:bookmark-end text:name="__DdeLink__301_634863349"/></text:p>
      <text:p text:style-name="P23"/>
      <text:p text:style-name="P23">In this section when we click on the “click here” <text:s/><text:span text:style-name="T13">its </text:span><text:span text:style-name="T12">redirect on forget password</text:span></text:p>
      <text:p text:style-name="P32"/>
      <text:p text:style-name="P24"><text:a xlink:type="simple" xlink:href="http://ps.pnf-sites.info/developer/webadmin/companylogin/forgetpassword"><text:span text:style-name="T12">http://ps.pnf-sites.info/developer/webadmin/companylogin/forgetpassword</text:span></text:a><text:span text:style-name="T12"> </text:span></text:p>
      <text:p text:style-name="P25"><text:span text:style-name="T13">In forget password we have enter the email address <text:s/>the message was send on </text:span><text:span text:style-name="T18">gmail account</text:span><text:span text:style-name="T13">. </text:span></text:p>
      <text:p text:style-name="P28">When we <text:s/>open the account of gmail the <text:s/>message will be show :-</text:p>
      <text:p text:style-name="P28"/>
      <text:p text:style-name="P25"><text:span text:style-name="T13">Hello,com<text:line-break/>You have requested to reset your password. In order to reset it,</text:span><text:a xlink:type="simple" xlink:href="http://ps.pnf-sites.info/developer/webadmin/companylogin/resetpassword/a8baa56554f96369ab93e4f3bb068c22" office:target-frame-name="_blank" xlink:show="new"><text:span text:style-name="T13">Click here</text:span></text:a><text:span text:style-name="T13"><text:line-break/>Thanks PS Team <text:s/></text:span></text:p>
      <text:p text:style-name="P31"><text:s/></text:p>
      <text:p text:style-name="P28">when we click on the click here , its redirect on the reset password with token </text:p>
      <text:p text:style-name="P28"/>
      <text:p text:style-name="P25"><text:a xlink:type="simple" xlink:href="http://ps.pnf-sites.info/developer/webadmin/companylogin/resetpassword/a8baa56554f96369ab93e4f3bb068c22"><text:span text:style-name="T13">http://ps.pnf-sites.info/developer/webadmin/companylogin/resetpassword/a8baa56554f96369ab93e4f3bb068c22</text:span></text:a><text:span text:style-name="T13"> </text:span></text:p>
      <text:p text:style-name="P25"><text:span text:style-name="T13"><text:s/>In this we have reset <text:s/>the password and login the company </text:span><text:span text:style-name="T16">with new password</text:span><text:span text:style-name="T13">.</text:span></text:p>
      <text:p text:style-name="P28"><text:soft-page-break/>---------------------------------------------------------------------------------------------------------------</text:p>
      <text:p text:style-name="P26"><text:span text:style-name="T14">3. </text:span><text:span text:style-name="T16">Add the function <text:s/>in new message screen <text:s/>:-</text:span></text:p>
      <text:p text:style-name="P34"/>
      <text:p text:style-name="P31"/>
      <text:p text:style-name="P31"/>
      <text:p text:style-name="P31"><text:bookmark-start text:name="__DdeLink__474_1612150761"/></text:p>
      <text:p text:style-name="P35">Hello,</text:p>
      <text:p text:style-name="P35"/>
      <text:p text:style-name="P35">Today we have work on following modules. Please check th elink below.</text:p>
      <text:p text:style-name="P35"/>
      <text:p text:style-name="P35">1. Web services of new message screen:-</text:p>
      <text:p text:style-name="P35">In this we have add the new message with app, and fields are :</text:p>
      <text:p text:style-name="P35">'division','title','value','openentrytitle'</text:p>
      <text:p text:style-name="P46"><text:a xlink:type="simple" xlink:href="http://ps.pnf-sites.info/developer/api/new_message"><text:span text:style-name="T19">http://ps.pnf-sites.info/developer/api/new_message</text:span></text:a><text:span text:style-name="T19"> </text:span></text:p>
      <text:p text:style-name="P35"/>
      <text:p text:style-name="P35">2. Web services of reply message screen:-</text:p>
      <text:p text:style-name="P35">we have add th ereply message with and fields are:</text:p>
      <text:p text:style-name="P35">'division','title','value','openentrytitle'</text:p>
      <text:p text:style-name="P46"><text:a xlink:type="simple" xlink:href="http://ps.pnf-sites.info/developer/api/reply_message"><text:span text:style-name="T19"/></text:a></text:p>
      <text:p text:style-name="P46"><text:a xlink:type="simple" xlink:href="http://ps.pnf-sites.info/developer/api/reply_message"><text:span text:style-name="T19">http://ps.pnf-sites.info/developer/api/reply_message</text:span></text:a><text:span text:style-name="T19"> 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oft-page-break/>Hello,</text:p>
      <text:p text:style-name="P40"><text:s/>Today we have work on following modules. Please check the link below.</text:p>
      <text:p text:style-name="P40"/>
      <text:p text:style-name="P40">Admin Panel:-</text:p>
      <text:p text:style-name="P40"/>
      <text:p text:style-name="P36"><text:span text:style-name="T20">Url:- </text:span><text:a xlink:type="simple" xlink:href="http://ps.pnf-sites.info/developer/webadmin"><text:span text:style-name="T20">http://ps.pnf-sites.info/developer/webadmin</text:span></text:a><text:span text:style-name="T20"> </text:span></text:p>
      <text:p text:style-name="P40">username : admin</text:p>
      <text:p text:style-name="P40">password : admin</text:p>
      <text:p text:style-name="P40"/>
      <text:p text:style-name="P40">1. Show the company id in edit or view section in admin panel</text:p>
      <text:p text:style-name="P36"><text:span text:style-name="T20">Url:- </text:span><text:a xlink:type="simple" xlink:href="http://ps.pnf-sites.info/developer/webadmin/companies/view/163"><text:span text:style-name="T20">http://ps.pnf-sites.info/developer/webadmin/companies/view/163</text:span></text:a><text:span text:style-name="T20"> <text:s/></text:span></text:p>
      <text:p text:style-name="P40">Url:- http://ps.pnf-sites.info/developer/webadmin/companies/edit/163</text:p>
      <text:p text:style-name="P47">In this we have show the id of those company that have view the company information and also edit the company information.</text:p>
      <text:p text:style-name="P35"/>
      <text:p text:style-name="P40">Company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Hello Shawn,</text:p>
      <text:p text:style-name="P42"/>
      <text:p text:style-name="P42">Today we have work on <text:s/>these module.You can check the same as following:</text:p>
      <text:p text:style-name="P42"/>
      <text:p text:style-name="P38"><text:span text:style-name="T21">Backend Link: </text:span><text:a xlink:type="simple" xlink:href="http://ps.pnf-sites.info/developer/webadmin"><text:span text:style-name="T21">http://ps.pnf-sites.info/developer/webadmin</text:span></text:a><text:span text:style-name="T21"> </text:span></text:p>
      <text:p text:style-name="P42"/>
      <text:p text:style-name="P42">Username :- admin</text:p>
      <text:p text:style-name="P42">Password :- admin</text:p>
      <text:p text:style-name="P48"/>
      <text:p text:style-name="P42"/>
      <text:p text:style-name="P38"><text:span text:style-name="T22">Link to company login: </text:span><text:span text:style-name="T21"><text:s/></text:span><text:a xlink:type="simple" xlink:href="http://ps.pnf-sites.info/developer/webadmin/companylogin"><text:span text:style-name="T21">http://ps.pnf-sites.info/developer/webadmin/companylogin</text:span></text:a><text:span text:style-name="T21"> </text:span></text:p>
      <text:p text:style-name="P42"/>
      <text:p text:style-name="P42">Username :- com<text:tab/></text:p>
      <text:p text:style-name="P42">Password :- 1234</text:p>
      <text:p text:style-name="P48"/>
      <text:p text:style-name="P42"/>
      <text:p text:style-name="P38"><text:span text:style-name="T22">You can change </text:span><text:span text:style-name="T21"><text:s/>the profile picture of company user </text:span><text:span text:style-name="T22">as follows:</text:span><text:span text:style-name="T21"><text:line-break/></text:span></text:p>
      <text:p text:style-name="P43">You can navigate through the top right corner ,where you can see your username.By hovering over there you will have a link listed <text:s/>saying “Change Profile Picture.Do click on same and you will redirect to a new page,allowing you upload your picture and you will your earlier one as well here itself.</text:p>
      <text:p text:style-name="P42"/>
      <text:p text:style-name="P44">You can click on the “browse” , and choose your image , then if image is selected click on the “Change” button the image has been updated ,otherwise error message will be there.</text:p>
      <text:p text:style-name="P41"/>
      <text:p text:style-name="P41"/>
      <text:p text:style-name="P44">Regards,</text:p>
      <text:p text:style-name="P44">Pnf Team</text:p>
      <text:p text:style-name="P41"/>
      <text:p text:style-name="P37"/>
      <text:p text:style-name="P37"/>
      <text:p text:style-name="P3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><text:bookmark-start text:name="__DdeLink__810_15426208"/></text:p>
      <text:p text:style-name="P49"><text:bookmark-end text:name="__DdeLink__474_1612150761"/>Hello Shawn,</text:p>
      <text:p text:style-name="P49"/>
      <text:p text:style-name="P39"><text:span text:style-name="T23">Backend Link: </text:span><text:a xlink:type="simple" xlink:href="http://www.quick-com.com/webadmin/"><text:span text:style-name="T23">www.quick-com.com/webadmin/</text:span></text:a><text:span text:style-name="T23"> </text:span></text:p>
      <text:p text:style-name="P49"/>
      <text:p text:style-name="P49">Username :- admin</text:p>
      <text:p text:style-name="P49">Password :- admin</text:p>
      <text:p text:style-name="P51"/>
      <text:p text:style-name="P49"/>
      <text:p text:style-name="P39"><text:span text:style-name="T23">Link to Company Login : </text:span><text:a xlink:type="simple" xlink:href="http://www.quick-com.com/companylogin"><text:span text:style-name="T23">www.quick-com.com/companylogin</text:span></text:a><text:span text:style-name="T23"> </text:span></text:p>
      <text:p text:style-name="P49"/>
      <text:p text:style-name="P49">Username :- com</text:p>
      <text:p text:style-name="P49"><text:s/>Password :- 1234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<text:span text:style-name="T24">Hello Shawn, </text:span></text:p>
      <text:p text:style-name="P50"><text:span text:style-name="T24"/></text:p>
      <text:p text:style-name="P50"><text:span text:style-name="T24">Today we have worked on the 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bookmark-end text:name="__DdeLink__810_154262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4:08:43</meta:creation-date>
    <dc:date>2014-11-18T18:07:49</dc:date>
    <meta:editing-duration>PT6H6M41S</meta:editing-duration>
    <meta:editing-cycles>21</meta:editing-cycles>
    <meta:generator>LibreOffice/3.6$Linux_x86 LibreOffice_project/360m1$Build-2</meta:generator>
    <meta:document-statistic meta:table-count="0" meta:image-count="0" meta:object-count="0" meta:page-count="7" meta:paragraph-count="103" meta:word-count="654" meta:character-count="5840" meta:non-whitespace-character-count="5234"/>
  </office:meta>
</office:document-meta>
</file>